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n>21</mn>
            <mi mathvariant="italic">de</mi>
            <mi mathvariant="italic">Septiembre</mi>
            <mi mathvariant="italic">del</mi>
            <mn>2020</mn>
          </mrow>
        </mtd>
      </mtr>
      <mtr>
        <mtd>
          <mrow>
            <mi mathvariant="italic">Programación</mi>
            <mi mathvariant="italic">orientada</mi>
            <mi>a</mi>
            <mi mathvariant="italic">objetos</mi>
            <mi>,</mi>
            <mi mathvariant="italic">clase</mi>
            <mn>0</mn>
          </mrow>
        </mtd>
      </mtr>
    </mtable>
    <annotation encoding="StarMath 5.0">21 de Septiembre del 2020 newline
Programación orientada a objetos, clase 0 newline</annotation>
  </semantics>
</math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18T21:15:34.313000000</meta:creation-date>
    <dc:date>2020-09-18T21:18:02.591000000</dc:date>
    <meta:editing-duration>PT2M26S</meta:editing-duration>
    <meta:editing-cycles>5</meta:editing-cycles>
    <meta:generator>LibreOffice/7.0.1.2$Windows_X86_64 LibreOffice_project/7cbcfc562f6eb6708b5ff7d7397325de9e764452</meta:generator>
  </office:meta>
</office:document-meta>
</file>